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3cm" draw:z-index="0"><draw:image xlink:href="../../odt/images/0048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Арккосинус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9cm" svg:height="1.349cm" draw:z-index="0"><draw:image xlink:href="../../odt/images/004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возвращает выходное значение, вычисленное по формуле:</text:p>
            <text:p text:style-name="P3"><draw:frame draw:style-name="fr3" draw:name="Объект1" text:anchor-type="as-char" svg:width="5.736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Text_20_body">где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9">амплитуда, круговая частота и фаза</text:span>,</text:p>
            <text:p text:style-name="Text_20_body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9">й и выходной сигналы</text:span>.</text:p>
            <text:p text:style-name="Text_20_body"><text:span text:style-name="T11">Обязательное условие</text:span>: <draw:frame draw:style-name="fr3" draw:name="Object1" text:anchor-type="as-char" svg:width="3.694cm" svg:height="0.568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  <text:p text:style-name="Text_20_body"><text:span text:style-name="T11">Свойства</text:span>:</text:p>
            <text:list xml:id="list2554003433692286081" text:style-name="L1">
              <text:list-item>
                <text:p text:style-name="P4"><text:span text:style-name="T1">Амплитуда – коэффициент</text:span><text:span text:style-name="T1"><draw:frame draw:style-name="fr3" draw:name="Объект4" text:anchor-type="as-char" svg:width="0.482cm" svg:height="0.549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.</text:span></text:p>
              </text:list-item>
              <text:list-item>
                <text:p text:style-name="P4"><text:span text:style-name="T1">Частота – коэффициент</text:span><text:span text:style-name="T1"><draw:frame draw:style-name="fr3" draw:name="Объект6" text:anchor-type="as-char" svg:width="0.55cm" svg:height="0.28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.</text:span></text:p>
              </text:list-item>
              <text:list-item>
                <text:p text:style-name="P4"><text:span text:style-name="T2">Фаза</text:span><text:span text:style-name="T1"> – коэффициент</text:span><text:span text:style-name="T1"><draw:frame draw:style-name="fr3" draw:name="Объект5" text:anchor-type="as-char" svg:width="0.566cm" svg:height="0.549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        </text:list-item>
            </text:list>
            <text:p text:style-name="Text_20_body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Text_20_body"><text:span text:style-name="T11">Примечани</text:span><text:span text:style-name="T10">я</text:span>:</text:p>
            <text:list xml:id="list5719554828819054098" text:style-name="L2">
              <text:list-item>
                <text:p text:style-name="P5">По умолчанию данный блок реализует <text:span text:style-name="T9">обратное косинусоидальному </text:span>преобразование входного <text:span text:style-name="T12">скалярного</text:span> сигнала с<text:span text:style-name="T9">о свойствами </text:span><draw:frame draw:style-name="fr3" draw:name="Object2" text:anchor-type="as-char" svg:width="4.025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  </text:list-item>
              <text:list-item>
                <text:p text:style-name="P5"><text:span text:style-name="T3">Именованные свойства задаются как </text:span><text:span text:style-name="T4">локальные</text:span><text:span text:style-name="T6"> переменные модели (или субмодели) во вкладке </text:span><text:span text:style-name="T4">Параметры</text:span><text:span text:style-name="T6"> или как глобальные сигналы проекта при помощи пункта главного меню </text:span><text:span text:style-name="T4">Графика</text:span><text:span text:style-name="T6"> </text:span><text:span text:style-name="T7">→</text:span><text:span text:style-name="T8"> </text:span><text:span text:style-name="T5">Сигналы</text:span><text:span text:style-name="T6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рккосинус</dc:title>
    <dc:date>2012-03-30T20:20:05.97</dc:date>
    <meta:generator>OpenOffice_Beta/4.1.0$Win32 OpenOffice.org_project/410m14$Build-9760</meta:generator>
    <meta:editing-duration>PT2H23M22S</meta:editing-duration>
    <meta:editing-cycles>141</meta:editing-cycles>
    <meta:document-statistic meta:table-count="1" meta:image-count="2" meta:object-count="8" meta:page-count="1" meta:paragraph-count="19" meta:word-count="108" meta:character-count="73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arccos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cos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fenced open="∣" close="∣"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</mfenced>
      <mrow>
        <mi/>
        <mo stretchy="false">≤</mo>
        <mi/>
      </mrow>
      <mn>1</mn>
    </mrow>
    <annotation encoding="StarMath 5.0">abs {%omega cdot x(t) + f} ~&lt;=~ 1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i>f</mi>
    </mrow>
    <annotation encoding="StarMath 5.0">f</annotation>
  </semantics>
</math>
</file>

<file path=Object 8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